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Zar" svg:font-family="'B Zar'"/>
    <style:font-face style:name="Lohit Devanagari" svg:font-family="'Lohit Devanagari'"/>
    <style:font-face style:name="Times New Roman Cyr" svg:font-family="'Times New Roman Cyr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0f4" officeooo:paragraph-rsid="001cc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Zar" svg:font-family="'B Zar'"/>
    <style:font-face style:name="Lohit Devanagari" svg:font-family="'Lohit Devanagari'"/>
    <style:font-face style:name="Times New Roman Cyr" svg:font-family="'Times New Roman Cyr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 Cyr" fo:font-size="10pt" fo:language="en" fo:country="US" style:letter-kerning="true" style:font-name-asian="Noto Serif CJK SC" style:font-size-asian="10.5pt" style:language-asian="zh" style:country-asian="CN" style:font-name-complex="B Zar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 Cyr" fo:font-size="10pt" fo:language="en" fo:country="US" style:letter-kerning="true" style:font-name-asian="Noto Serif CJK SC" style:font-size-asian="10.5pt" style:language-asian="zh" style:country-asian="CN" style:font-name-complex="B Zar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 Cyr" fo:font-family="'Times New Roman Cyr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 Cyr" fo:font-family="'Times New Roman Cyr'" style:font-family-generic="roman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 Cyr" fo:font-family="'Times New Roman Cyr'" style:font-family-generic="roman" fo:font-size="12pt" fo:font-style="italic" style:font-size-asian="12pt" style:font-style-asian="italic" style:font-name-complex="B Zar" style:font-family-complex="'B Zar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 Cyr" fo:font-family="'Times New Roman Cyr'" style:font-family-generic="roman" fo:font-size="12pt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2:44:10.531684498</meta:creation-date>
    <dc:date>2021-08-12T22:44:29.74053094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4.7.2$Linux_X86_64 LibreOffice_project/40$Build-2</meta:generator>
  </office:meta>
</office:document-meta>
</file>